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13cm" svg:height="4.15cm" svg:x="4.34cm" svg:y="3.107cm">
          <text:p text:style-name="P1">PCI Bus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13cm" svg:height="4.15cm" svg:x="16.169cm" svg:y="3.079cm">
          <text:p text:style-name="P1">PCI Bus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21cm" svg:height="3.287cm" svg:x="0.038cm" svg:y="11.284cm">
          <text:p text:style-name="P1">PCI device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21cm" svg:height="3.287cm" svg:x="7.397cm" svg:y="11.285cm">
          <text:p text:style-name="P1">PCI device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21cm" svg:height="3.287cm" svg:x="14.773cm" svg:y="11.286cm">
          <text:p text:style-name="P1">PCI device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21cm" svg:height="3.287cm" svg:x="22.104cm" svg:y="11.287cm">
          <text:p text:style-name="P1">PCI device 4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53cm" svg:y1="4.04cm" svg:x2="16.209cm" svg:y2="4.026cm">
          <text:p/>
        </draw:line>
        <draw:line draw:style-name="gr2" draw:text-style-name="P2" draw:layer="layout" svg:x1="16.182cm" svg:y1="5.697cm" svg:x2="11.53cm" svg:y2="5.697cm">
          <text:p/>
        </draw:line>
        <draw:line draw:style-name="gr2" draw:text-style-name="P2" draw:layer="layout" svg:x1="5.877cm" svg:y1="12.189cm" svg:x2="7.492cm" svg:y2="12.189cm">
          <text:p/>
        </draw:line>
        <draw:line draw:style-name="gr2" draw:text-style-name="P2" draw:layer="layout" svg:x1="13.178cm" svg:y1="12.189cm" svg:x2="14.793cm" svg:y2="12.189cm">
          <text:p/>
        </draw:line>
        <draw:line draw:style-name="gr2" draw:text-style-name="P2" draw:layer="layout" svg:x1="20.579cm" svg:y1="12.189cm" svg:x2="22.194cm" svg:y2="12.189cm">
          <text:p/>
        </draw:line>
        <draw:line draw:style-name="gr2" draw:text-style-name="P2" draw:layer="layout" svg:x1="22.086cm" svg:y1="13.345cm" svg:x2="20.582cm" svg:y2="13.345cm">
          <text:p/>
        </draw:line>
        <draw:line draw:style-name="gr2" draw:text-style-name="P2" draw:layer="layout" svg:x1="14.761cm" svg:y1="13.345cm" svg:x2="13.182cm" svg:y2="13.345cm">
          <text:p/>
        </draw:line>
        <draw:line draw:style-name="gr2" draw:text-style-name="P2" draw:layer="layout" svg:x1="7.464cm" svg:y1="13.345cm" svg:x2="5.782cm" svg:y2="13.345cm">
          <text:p/>
        </draw:line>
        <draw:line draw:style-name="gr2" draw:text-style-name="P2" draw:layer="layout" svg:x1="4.791cm" svg:y1="11.256cm" svg:x2="4.791cm" svg:y2="7.273cm">
          <text:p/>
        </draw:line>
        <draw:line draw:style-name="gr2" draw:text-style-name="P2" draw:layer="layout" svg:x1="10.591cm" svg:y1="11.257cm" svg:x2="10.591cm" svg:y2="7.274cm">
          <text:p/>
        </draw:line>
        <draw:line draw:style-name="gr2" draw:text-style-name="P2" draw:layer="layout" svg:x1="17.891cm" svg:y1="11.258cm" svg:x2="17.891cm" svg:y2="7.275cm">
          <text:p/>
        </draw:line>
        <draw:line draw:style-name="gr2" draw:text-style-name="P2" draw:layer="layout" svg:x1="22.291cm" svg:y1="11.259cm" svg:x2="22.291cm" svg:y2="7.276cm">
          <text:p/>
        </draw:line>
        <draw:frame draw:style-name="gr3" draw:text-style-name="P4" draw:layer="layout" svg:width="7.27cm" svg:height="4.691cm" svg:x="0.251cm" svg:y="15.751cm">
          <draw:text-box>
            <text:list text:style-name="L2">
              <text:list-item>
                <text:p text:style-name="P3"><text:span text:style-name="T1">Device </text:span></text:p>
              </text:list-item>
              <text:list-item>
                <text:p text:style-name="P3"><text:span text:style-name="T1">Function </text:span></text:p>
              </text:list-item>
              <text:list-item>
                <text:p text:style-name="P3"><text:span text:style-name="T1">Vendor ID</text:span></text:p>
              </text:list-item>
              <text:list-item>
                <text:p text:style-name="P3"><text:span text:style-name="T1">Device ID</text:span></text:p>
              </text:list-item>
              <text:list-item>
                <text:p text:style-name="P3"><text:span text:style-name="T1">Base class and subclass</text:span></text:p>
              </text:list-item>
              <text:list-item>
                <text:p text:style-name="P3"><text:span text:style-name="T1">Programming interface</text:span></text:p>
              </text:list-item>
              <text:list-item>
                <text:p text:style-name="P3"><text:span text:style-name="T1">IRQ line and IRQ pin</text:span></text:p>
              </text:list-item>
              <text:list-item>
                <text:p text:style-name="P3"><text:span text:style-name="T1">BARs</text:span></text:p>
              </text:list-item>
            </text:list>
          </draw:text-box>
        </draw:frame>
        <draw:frame draw:style-name="gr4" draw:text-style-name="P5" draw:layer="layout" svg:width="7.27cm" svg:height="2.627cm" svg:x="4.689cm" svg:y="0.615cm">
          <draw:text-box>
            <text:list text:style-name="L2">
              <text:list-item>
                <text:p text:style-name="P3"><text:span text:style-name="T1">Bus ID </text:span></text:p>
              </text:list-item>
              <text:list-item>
                <text:p text:style-name="P3"><text:span text:style-name="T1">Device count</text:span></text:p>
                <text:p text:style-name="P3"><text:span text:style-name="T1"/></text:p>
              </text:list-item>
            </text:list>
            <text:p/>
          </draw:text-box>
        </draw:frame>
        <draw:line draw:style-name="gr2" draw:text-style-name="P2" draw:layer="layout" svg:x1="2.005cm" svg:y1="15.667cm" svg:x2="2.005cm" svg:y2="14.72cm">
          <text:p/>
        </draw:line>
        <draw:line draw:style-name="gr2" draw:text-style-name="P2" draw:layer="layout" svg:x1="6.907cm" svg:y1="1.922cm" svg:x2="6.907cm" svg:y2="3.16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1-10-15T21:45:20</meta:creation-date>
    <dc:date>2011-10-15T21:58:45</dc:date>
    <dc:creator>Christian </dc:creator>
    <meta:editing-duration>PT13M26S</meta:editing-duration>
    <meta:editing-cycles>4</meta:editing-cycles>
    <meta:generator>LibreOffice/5.1.6.2$Linux_X86_64 LibreOffice_project/10m0$Build-2</meta:generator>
    <meta:document-statistic meta:object-count="45"/>
  </office:meta>
</office:document-meta>
</file>